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line-height="114%"/>
      <style:text-properties style:font-name-asian="Google Sans Text"/>
    </style:style>
    <style:style style:name="P2" style:family="paragraph" style:parent-style-name="Text_20_body">
      <style:paragraph-properties fo:margin-top="0cm" fo:margin-bottom="0.212cm" fo:line-height="114%"/>
    </style:style>
    <style:style style:name="P3" style:family="paragraph" style:parent-style-name="Text_20_body" style:list-style-name="L1">
      <style:paragraph-properties fo:margin-top="0cm" fo:margin-bottom="0.212cm" fo:line-height="114%"/>
    </style:style>
    <style:style style:name="P4" style:family="paragraph" style:parent-style-name="Text_20_body" style:list-style-name="L2">
      <style:paragraph-properties fo:margin-top="0cm" fo:margin-bottom="0.212cm" fo:line-height="114%"/>
    </style:style>
    <style:style style:name="P5" style:family="paragraph" style:parent-style-name="Text_20_body" style:list-style-name="L3">
      <style:paragraph-properties fo:margin-top="0cm" fo:margin-bottom="0.212cm" fo:line-height="114%"/>
    </style:style>
    <style:style style:name="P6" style:family="paragraph" style:parent-style-name="Text_20_body" style:list-style-name="L4">
      <style:paragraph-properties fo:margin-top="0cm" fo:margin-bottom="0.212cm" fo:line-height="114%"/>
    </style:style>
    <style:style style:name="P7" style:family="paragraph" style:parent-style-name="Text_20_body" style:list-style-name="L5">
      <style:paragraph-properties fo:margin-top="0cm" fo:margin-bottom="0.212cm" fo:line-height="114%"/>
    </style:style>
    <style:style style:name="P8" style:family="paragraph" style:parent-style-name="Text_20_body" style:list-style-name="L6">
      <style:paragraph-properties fo:margin-top="0cm" fo:margin-bottom="0.212cm" fo:line-height="114%"/>
    </style:style>
    <style:style style:name="P9" style:family="paragraph" style:parent-style-name="Text_20_body">
      <style:paragraph-properties fo:margin-top="0cm" fo:margin-bottom="0.212cm" fo:line-height="114%"/>
      <style:text-properties style:font-name="Google Sans Text"/>
    </style:style>
    <style:style style:name="P10" style:family="paragraph" style:parent-style-name="Text_20_body">
      <style:paragraph-properties fo:margin-top="0cm" fo:margin-bottom="0.212cm" fo:line-height="114%" fo:padding="0cm" fo:border="none"/>
      <style:text-properties style:font-name-asian="Google Sans Text"/>
    </style:style>
    <style:style style:name="P11" style:family="paragraph" style:parent-style-name="Text_20_body">
      <style:paragraph-properties fo:margin-top="0cm" fo:margin-bottom="0.212cm" fo:line-height="114%" fo:padding="0cm" fo:border="none"/>
    </style:style>
    <style:style style:name="P12" style:family="paragraph" style:parent-style-name="Preformatted_20_Text">
      <style:paragraph-properties fo:margin-top="0cm" fo:margin-bottom="0cm" fo:line-height="114%"/>
    </style:style>
    <style:style style:name="P13" style:family="paragraph" style:parent-style-name="Heading_20_3">
      <style:paragraph-properties fo:margin-top="0cm" fo:margin-bottom="0.212cm" fo:line-height="114%"/>
    </style:style>
    <style:style style:name="T1" style:family="text">
      <style:text-properties style:font-name="Google Sans"/>
    </style:style>
    <style:style style:name="T2" style:family="text">
      <style:text-properties style:font-name-asian="Google Sans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-asian="Google Sans Text"/>
    </style:style>
    <style:style style:name="T6" style:family="text">
      <style:text-properties style:font-name-asian="Google Sans Text" style:font-weight-asian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2">追加パターン：</text:span><text:span text:style-name="T1">TD</text:span><text:span text:style-name="T2">向けアルゴリズム・チートシート</text:span></text:h>
      <text:h text:style-name="P13" text:outline-level="3"><text:span text:style-name="T1">1. </text:span><text:span text:style-name="T2">グリッド探索 </text:span><text:span text:style-name="T1">/ </text:span><text:span text:style-name="T2">幅優先探索 </text:span><text:span text:style-name="T1">(BFS)</text:span></text:h>
      <text:p text:style-name="P10">【出題確率：高】</text:p>
      <text:p text:style-name="P11"><text:span text:style-name="T3">2</text:span><text:span text:style-name="T5">次元配列（マップ）上での「最短手数」や「到達可能エリア」を求める問題。</text:span></text:p>
      <text:list xml:id="list495944124166974679" text:style-name="L1">
        <text:list-item>
          <text:p text:style-name="P3"><text:span text:style-name="T6">ゲーム的実務</text:span><text:span text:style-name="T4">:</text:span><text:span text:style-name="T3"> </text:span><text:span text:style-name="T5">マップ上の経路探索、塗りつぶしツール（</text:span><text:span text:style-name="T3">Flood Fill</text:span><text:span text:style-name="T5">）。</text:span></text:p>
        </text:list-item>
        <text:list-item>
          <text:p text:style-name="P3"><text:span text:style-name="T4">TD</text:span><text:span text:style-name="T6">のポイント</text:span><text:span text:style-name="T4">:</text:span><text:span text:style-name="T3"> </text:span><text:span text:style-name="T5">再帰（</text:span><text:span text:style-name="T3">DFS</text:span><text:span text:style-name="T5">）を使うとスタックオーバーフローのリスクがあるため、</text:span><text:span text:style-name="T4">Queue</text:span><text:span text:style-name="T6">を使った</text:span><text:span text:style-name="T4">BFS</text:span><text:span text:style-name="T5">で書くと「堅牢性」がアピールできます。</text:span></text:p>
        </text:list-item>
      </text:list>
      <text:p text:style-name="P9">C++</text:p>
      <text:p text:style-name="P12"><text:span text:style-name="Source_20_Text"><text:span text:style-name="T3">// </text:span></text:span><text:span text:style-name="Source_20_Text"><text:span text:style-name="T5">必須パーツ</text:span></text:span><text:span text:style-name="Source_20_Text"><text:span text:style-name="T3">: </text:span></text:span><text:span text:style-name="Source_20_Text"><text:span text:style-name="T5">上下左右への移動差分</text:span></text:span></text:p>
      <text:p text:style-name="P12"><text:span text:style-name="Source_20_Text"><text:span text:style-name="T3">const int dx[4] = {1, 0, -1, 0};</text:span></text:span></text:p>
      <text:p text:style-name="P12"><text:span text:style-name="Source_20_Text"><text:span text:style-name="T3">const int dy[4] = {0, 1, 0, -1};</text:span></text:span></text:p>
      <text:p text:style-name="P12"/>
      <text:p text:style-name="P12"><text:span text:style-name="Source_20_Text"><text:span text:style-name="T3">// </text:span></text:span><text:span text:style-name="Source_20_Text"><text:span text:style-name="T5">グリッド探索テンプレート </text:span></text:span><text:span text:style-name="Source_20_Text"><text:span text:style-name="T3">(H:</text:span></text:span><text:span text:style-name="Source_20_Text"><text:span text:style-name="T5">高さ</text:span></text:span><text:span text:style-name="Source_20_Text"><text:span text:style-name="T3">, W:</text:span></text:span><text:span text:style-name="Source_20_Text"><text:span text:style-name="T5">幅</text:span></text:span><text:span text:style-name="Source_20_Text"><text:span text:style-name="T3">, grid:</text:span></text:span><text:span text:style-name="Source_20_Text"><text:span text:style-name="T5">マップ</text:span></text:span><text:span text:style-name="Source_20_Text"><text:span text:style-name="T3">)</text:span></text:span></text:p>
      <text:p text:style-name="P12"><text:span text:style-name="Source_20_Text"><text:span text:style-name="T3">// dist[y][x] </text:span></text:span><text:span text:style-name="Source_20_Text"><text:span text:style-name="T5">にスタートからの最短距離が入る。</text:span></text:span><text:span text:style-name="Source_20_Text"><text:span text:style-name="T3">-1</text:span></text:span><text:span text:style-name="Source_20_Text"><text:span text:style-name="T5">は未到達。</text:span></text:span></text:p>
      <text:p text:style-name="P12"><text:span text:style-name="Source_20_Text"><text:span text:style-name="T3">vector&lt;vector&lt;int&gt;&gt; dist(H, vector&lt;int&gt;(W, -1));</text:span></text:span></text:p>
      <text:p text:style-name="P12"><text:span text:style-name="Source_20_Text"><text:span text:style-name="T3">queue&lt;pair&lt;int, int&gt;&gt; q;</text:span></text:span></text:p>
      <text:p text:style-name="P12"/>
      <text:p text:style-name="P12"><text:span text:style-name="Source_20_Text"><text:span text:style-name="T3">// </text:span></text:span><text:span text:style-name="Source_20_Text"><text:span text:style-name="T5">スタート地点 </text:span></text:span><text:span text:style-name="Source_20_Text"><text:span text:style-name="T3">(sy, sx)</text:span></text:span></text:p>
      <text:p text:style-name="P12"><text:span text:style-name="Source_20_Text"><text:span text:style-name="T3">dist[sy][sx] = 0;</text:span></text:span></text:p>
      <text:p text:style-name="P12"><text:span text:style-name="Source_20_Text"><text:span text:style-name="T3">q.push({sy, sx});</text:span></text:span></text:p>
      <text:p text:style-name="P12"/>
      <text:p text:style-name="P12"><text:span text:style-name="Source_20_Text"><text:span text:style-name="T3">while (!q.empty()) {</text:span></text:span></text:p>
      <text:p text:style-name="P12"><text:span text:style-name="Source_20_Text"><text:s text:c="4"/></text:span><text:span text:style-name="Source_20_Text"><text:span text:style-name="T3">auto [cy, cx] = q.front(); q.pop();</text:span></text:span></text:p>
      <text:p text:style-name="P12"/>
      <text:p text:style-name="P12"><text:span text:style-name="Source_20_Text"><text:s text:c="4"/></text:span><text:span text:style-name="Source_20_Text"><text:span text:style-name="T3">// 4</text:span></text:span><text:span text:style-name="Source_20_Text"><text:span text:style-name="T5">方向チェック</text:span></text:span></text:p>
      <text:p text:style-name="P12"><text:span text:style-name="Source_20_Text"><text:s text:c="4"/></text:span><text:span text:style-name="Source_20_Text"><text:span text:style-name="T3">for (int i = 0; i &lt; 4; ++i) {</text:span></text:span></text:p>
      <text:p text:style-name="P12"><text:span text:style-name="Source_20_Text"><text:s text:c="8"/></text:span><text:span text:style-name="Source_20_Text"><text:span text:style-name="T3">int ny = cy + dy[i];</text:span></text:span></text:p>
      <text:p text:style-name="P12"><text:span text:style-name="Source_20_Text"><text:s text:c="8"/></text:span><text:span text:style-name="Source_20_Text"><text:span text:style-name="T3">int nx = cx + dx[i];</text:span></text:span></text:p>
      <text:p text:style-name="P12"/>
      <text:p text:style-name="P12"><text:span text:style-name="Source_20_Text"><text:s text:c="8"/></text:span><text:span text:style-name="Source_20_Text"><text:span text:style-name="T3">// </text:span></text:span><text:span text:style-name="Source_20_Text"><text:span text:style-name="T5">範囲外 </text:span></text:span><text:span text:style-name="Source_20_Text"><text:span text:style-name="T3">or </text:span></text:span><text:span text:style-name="Source_20_Text"><text:span text:style-name="T5">壁</text:span></text:span><text:span text:style-name="Source_20_Text"><text:span text:style-name="T3">(#) or </text:span></text:span><text:span text:style-name="Source_20_Text"><text:span text:style-name="T5">訪問済み ならスキップ</text:span></text:span></text:p>
      <text:p text:style-name="P12"><text:span text:style-name="Source_20_Text"><text:s text:c="8"/></text:span><text:span text:style-name="Source_20_Text"><text:span text:style-name="T3">if (ny &lt; 0 || ny &gt;= H || nx &lt; 0 || nx &gt;= W) continue;</text:span></text:span></text:p>
      <text:p text:style-name="P12"><text:span text:style-name="Source_20_Text"><text:s text:c="8"/></text:span><text:span text:style-name="Source_20_Text"><text:span text:style-name="T3">if (grid[ny][nx] == '#') continue; </text:span></text:span></text:p>
      <text:p text:style-name="P12"><text:span text:style-name="Source_20_Text"><text:s text:c="8"/></text:span><text:span text:style-name="Source_20_Text"><text:span text:style-name="T3">if (dist[ny][nx] != -1) continue;</text:span></text:span></text:p>
      <text:p text:style-name="P12"/>
      <text:p text:style-name="P12"><text:span text:style-name="Source_20_Text"><text:s text:c="8"/></text:span><text:span text:style-name="Source_20_Text"><text:span text:style-name="T3">dist[ny][nx] = dist[cy][cx] + 1;</text:span></text:span></text:p>
      <text:p text:style-name="P12"><text:span text:style-name="Source_20_Text"><text:s text:c="8"/></text:span><text:span text:style-name="Source_20_Text"><text:span text:style-name="T3">q.push({ny, nx});</text:span></text:span></text:p>
      <text:p text:style-name="P12"><text:span text:style-name="Source_20_Text"><text:s text:c="4"/></text:span><text:span text:style-name="Source_20_Text"><text:span text:style-name="T3">}</text:span></text:span></text:p>
      <text:p text:style-name="P12"><text:span text:style-name="Source_20_Text"><text:span text:style-name="T3">}</text:span></text:span></text:p>
      <text:p text:style-name="P12"><text:span text:style-name="Source_20_Text"><text:span text:style-name="T3">// </text:span></text:span><text:span text:style-name="Source_20_Text"><text:span text:style-name="T5">ゴール </text:span></text:span><text:span text:style-name="Source_20_Text"><text:span text:style-name="T3">(gy, gx) </text:span></text:span><text:span text:style-name="Source_20_Text"><text:span text:style-name="T5">の距離は </text:span></text:span><text:span text:style-name="Source_20_Text"><text:span text:style-name="T3">dist[gy][gx]</text:span></text:span></text:p>
      <text:p text:style-name="Horizontal_20_Line"/>
      <text:h text:style-name="P13" text:outline-level="3"><text:span text:style-name="T1">2. </text:span><text:span text:style-name="T2">カスタムソート </text:span><text:span text:style-name="T1">(Custom Sort)</text:span></text:h>
      <text:p text:style-name="P10">【出題確率：中】</text:p>
      <text:p text:style-name="P10">単なる昇順・降順ではなく、「複数の条件」で並び替える問題。</text:p>
      <text:list xml:id="list4161094053045722717" text:style-name="L2">
        <text:list-item>
          <text:p text:style-name="P4"><text:soft-page-break/><text:span text:style-name="T6">ゲーム的実務</text:span><text:span text:style-name="T4">:</text:span><text:span text:style-name="T3"> </text:span><text:span text:style-name="T5">「レア度が高い順、同じなら</text:span><text:span text:style-name="T3">ID</text:span><text:span text:style-name="T5">が若い順」のインベントリソート。</text:span></text:p>
        </text:list-item>
        <text:list-item>
          <text:p text:style-name="P4"><text:span text:style-name="T4">TD</text:span><text:span text:style-name="T6">のポイント</text:span><text:span text:style-name="T4">:</text:span><text:span text:style-name="T3"> </text:span><text:span text:style-name="Source_20_Text"><text:span text:style-name="T3">struct</text:span></text:span><text:span text:style-name="T5">を作って</text:span><text:span text:style-name="Source_20_Text"><text:span text:style-name="T3">&lt;</text:span></text:span><text:span text:style-name="T5">演算子をオーバーロードするより、</text:span><text:span text:style-name="T6">ラムダ式</text:span><text:span text:style-name="T5">で書いたほうがモダンで速いです。</text:span></text:p>
        </text:list-item>
      </text:list>
      <text:p text:style-name="P9">C++</text:p>
      <text:p text:style-name="P12"><text:span text:style-name="Source_20_Text"><text:span text:style-name="T3">// </text:span></text:span><text:span text:style-name="Source_20_Text"><text:span text:style-name="T5">例</text:span></text:span><text:span text:style-name="Source_20_Text"><text:span text:style-name="T3">: {</text:span></text:span><text:span text:style-name="Source_20_Text"><text:span text:style-name="T5">攻撃力</text:span></text:span><text:span text:style-name="Source_20_Text"><text:span text:style-name="T3">, </text:span></text:span><text:span text:style-name="Source_20_Text"><text:span text:style-name="T5">コスト</text:span></text:span><text:span text:style-name="Source_20_Text"><text:span text:style-name="T3">} </text:span></text:span><text:span text:style-name="Source_20_Text"><text:span text:style-name="T5">のペアを持つ構造体や</text:span></text:span><text:span text:style-name="Source_20_Text"><text:span text:style-name="T3">pair</text:span></text:span></text:p>
      <text:p text:style-name="P12"><text:span text:style-name="Source_20_Text"><text:span text:style-name="T3">vector&lt;pair&lt;int, int&gt;&gt; items = {{100, 50}, {100, 20}, {80, 10}};</text:span></text:span></text:p>
      <text:p text:style-name="P12"/>
      <text:p text:style-name="P12"><text:span text:style-name="Source_20_Text"><text:span text:style-name="T3">// </text:span></text:span><text:span text:style-name="Source_20_Text"><text:span text:style-name="T5">「攻撃力</text:span></text:span><text:span text:style-name="Source_20_Text"><text:span text:style-name="T3">(first)</text:span></text:span><text:span text:style-name="Source_20_Text"><text:span text:style-name="T5">は降順、同じならコスト</text:span></text:span><text:span text:style-name="Source_20_Text"><text:span text:style-name="T3">(second)</text:span></text:span><text:span text:style-name="Source_20_Text"><text:span text:style-name="T5">は昇順」でソート</text:span></text:span></text:p>
      <text:p text:style-name="P12"><text:span text:style-name="Source_20_Text"><text:span text:style-name="T3">sort(items.begin(), items.end(), [](const auto&amp; a, const auto&amp; b) {</text:span></text:span></text:p>
      <text:p text:style-name="P12"><text:span text:style-name="Source_20_Text"><text:s text:c="4"/></text:span><text:span text:style-name="Source_20_Text"><text:span text:style-name="T3">if (a.first != b.first) {</text:span></text:span></text:p>
      <text:p text:style-name="P12"><text:span text:style-name="Source_20_Text"><text:s text:c="8"/></text:span><text:span text:style-name="Source_20_Text"><text:span text:style-name="T3">return a.first &gt; b.first; // </text:span></text:span><text:span text:style-name="Source_20_Text"><text:span text:style-name="T5">攻撃力が高いほうが「先</text:span></text:span><text:span text:style-name="Source_20_Text"><text:span text:style-name="T3">(true)</text:span></text:span><text:span text:style-name="Source_20_Text"><text:span text:style-name="T5">」</text:span></text:span></text:p>
      <text:p text:style-name="P12"><text:span text:style-name="Source_20_Text"><text:s text:c="4"/></text:span><text:span text:style-name="Source_20_Text"><text:span text:style-name="T3">}</text:span></text:span></text:p>
      <text:p text:style-name="P12"><text:span text:style-name="Source_20_Text"><text:s text:c="4"/></text:span><text:span text:style-name="Source_20_Text"><text:span text:style-name="T3">return a.second &lt; b.second; <text:s text:c="2"/>// </text:span></text:span><text:span text:style-name="Source_20_Text"><text:span text:style-name="T5">コストが低いほうが「先</text:span></text:span><text:span text:style-name="Source_20_Text"><text:span text:style-name="T3">(true)</text:span></text:span><text:span text:style-name="Source_20_Text"><text:span text:style-name="T5">」</text:span></text:span></text:p>
      <text:p text:style-name="P12"><text:span text:style-name="Source_20_Text"><text:span text:style-name="T3">});</text:span></text:span></text:p>
      <text:p text:style-name="Horizontal_20_Line"/>
      <text:h text:style-name="P13" text:outline-level="3"><text:span text:style-name="T1">3. </text:span><text:span text:style-name="T2">プライオリティキュー </text:span><text:span text:style-name="T1">(Priority Queue)</text:span></text:h>
      <text:p text:style-name="P10">【出題確率：中】</text:p>
      <text:p text:style-name="P10">常に「最大のもの」や「最小のもの」を取り出し続ける問題。</text:p>
      <text:list xml:id="list3055696092514803694" text:style-name="L3">
        <text:list-item>
          <text:p text:style-name="P5"><text:span text:style-name="T6">ゲーム的実務</text:span><text:span text:style-name="T4">:</text:span><text:span text:style-name="T3"> </text:span><text:span text:style-name="T5">タスクスケジューラー、イベントキュー、</text:span><text:span text:style-name="T3">A*</text:span><text:span text:style-name="T5">探索のオープンリスト。</text:span></text:p>
        </text:list-item>
        <text:list-item>
          <text:p text:style-name="P5"><text:span text:style-name="T4">TD</text:span><text:span text:style-name="T6">のポイント</text:span><text:span text:style-name="T4">:</text:span><text:span text:style-name="T3"> </text:span><text:span text:style-name="T5">毎回 </text:span><text:span text:style-name="Source_20_Text"><text:span text:style-name="T3">sort</text:span></text:span><text:span text:style-name="T3"> </text:span><text:span text:style-name="T5">すると </text:span><text:span text:style-name="T3">$O(N \log N)$ </text:span><text:span text:style-name="T5">ですが、これなら追加・取り出しが </text:span><text:span text:style-name="T3">$O(\log N)$ </text:span><text:span text:style-name="T5">で済みます。負荷対策の基本です。</text:span></text:p>
        </text:list-item>
      </text:list>
      <text:p text:style-name="P9">C++</text:p>
      <text:p text:style-name="P12"><text:span text:style-name="Source_20_Text"><text:span text:style-name="T3">// </text:span></text:span><text:span text:style-name="Source_20_Text"><text:span text:style-name="T5">デフォルトは「最大値」が先頭 </text:span></text:span><text:span text:style-name="Source_20_Text"><text:span text:style-name="T3">(</text:span></text:span><text:span text:style-name="Source_20_Text"><text:span text:style-name="T5">降順</text:span></text:span><text:span text:style-name="Source_20_Text"><text:span text:style-name="T3">)</text:span></text:span></text:p>
      <text:p text:style-name="P12"><text:span text:style-name="Source_20_Text"><text:span text:style-name="T3">priority_queue&lt;int&gt; max_pq;</text:span></text:span></text:p>
      <text:p text:style-name="P12"/>
      <text:p text:style-name="P12"><text:span text:style-name="Source_20_Text"><text:span text:style-name="T3">// </text:span></text:span><text:span text:style-name="Source_20_Text"><text:span text:style-name="T5">「最小値」を先頭にしたい場合 </text:span></text:span><text:span text:style-name="Source_20_Text"><text:span text:style-name="T3">(</text:span></text:span><text:span text:style-name="Source_20_Text"><text:span text:style-name="T5">昇順</text:span></text:span><text:span text:style-name="Source_20_Text"><text:span text:style-name="T3">) -&gt; </text:span></text:span><text:span text:style-name="Source_20_Text"><text:span text:style-name="T5">タスク処理などで頻出</text:span></text:span></text:p>
      <text:p text:style-name="P12"><text:span text:style-name="Source_20_Text"><text:span text:style-name="T3">priority_queue&lt;int, vector&lt;int&gt;, greater&lt;int&gt;&gt; min_pq;</text:span></text:span></text:p>
      <text:p text:style-name="P12"/>
      <text:p text:style-name="P12"><text:span text:style-name="Source_20_Text"><text:span text:style-name="T3">// </text:span></text:span><text:span text:style-name="Source_20_Text"><text:span text:style-name="T5">使用例</text:span></text:span></text:p>
      <text:p text:style-name="P12"><text:span text:style-name="Source_20_Text"><text:span text:style-name="T3">min_pq.push(10);</text:span></text:span></text:p>
      <text:p text:style-name="P12"><text:span text:style-name="Source_20_Text"><text:span text:style-name="T3">min_pq.push(5);</text:span></text:span></text:p>
      <text:p text:style-name="P12"><text:span text:style-name="Source_20_Text"><text:span text:style-name="T3">min_pq.push(30);</text:span></text:span></text:p>
      <text:p text:style-name="P12"/>
      <text:p text:style-name="P12"><text:span text:style-name="Source_20_Text"><text:span text:style-name="T3">// </text:span></text:span><text:span text:style-name="Source_20_Text"><text:span text:style-name="T5">取り出し</text:span></text:span></text:p>
      <text:p text:style-name="P12"><text:span text:style-name="Source_20_Text"><text:span text:style-name="T3">while(!min_pq.empty()) {</text:span></text:span></text:p>
      <text:p text:style-name="P12"><text:span text:style-name="Source_20_Text"><text:s text:c="4"/></text:span><text:span text:style-name="Source_20_Text"><text:span text:style-name="T3">int val = min_pq.top(); // </text:span></text:span><text:span text:style-name="Source_20_Text"><text:span text:style-name="T5">最小の </text:span></text:span><text:span text:style-name="Source_20_Text"><text:span text:style-name="T3">5 </text:span></text:span><text:span text:style-name="Source_20_Text"><text:span text:style-name="T5">が取れる</text:span></text:span></text:p>
      <text:p text:style-name="P12"><text:span text:style-name="Source_20_Text"><text:s text:c="4"/></text:span><text:span text:style-name="Source_20_Text"><text:span text:style-name="T3">min_pq.pop();</text:span></text:span></text:p>
      <text:p text:style-name="P12"><text:span text:style-name="Source_20_Text"><text:span text:style-name="T3">}</text:span></text:span></text:p>
      <text:p text:style-name="Horizontal_20_Line"/>
      <text:h text:style-name="P13" text:outline-level="3"><text:span text:style-name="T1">4. 1</text:span><text:span text:style-name="T2">次元</text:span><text:span text:style-name="T1">DP</text:span><text:span text:style-name="T2">（動的計画法）の基礎</text:span></text:h>
      <text:p text:style-name="P10">【出題確率：中〜高】</text:p>
      <text:p text:style-name="P11"><text:span text:style-name="T5">「直前の結果を利用して、最大値</text:span><text:span text:style-name="T3">/</text:span><text:span text:style-name="T5">最小値を積み上げる」パターン。</text:span></text:p>
      <text:list xml:id="list1083784126870739631" text:style-name="L4">
        <text:list-item>
          <text:p text:style-name="P6"><text:span text:style-name="T6">ゲーム的実務</text:span><text:span text:style-name="T4">:</text:span><text:span text:style-name="T3"> </text:span><text:span text:style-name="T5">「連続ログインボーナスの最大化」「制限時間内に取れる最大スコ</text:span><text:soft-page-break/><text:span text:style-name="T5">ア」。</text:span></text:p>
        </text:list-item>
        <text:list-item>
          <text:p text:style-name="P6"><text:span text:style-name="T4">TD</text:span><text:span text:style-name="T6">のポイント</text:span><text:span text:style-name="T4">:</text:span><text:span text:style-name="T3"> </text:span><text:span text:style-name="T5">難しい</text:span><text:span text:style-name="T3">DP</text:span><text:span text:style-name="T5">テーブルを書く必要はありません。</text:span><text:span text:style-name="T6">「今のマス </text:span><text:span text:style-name="T4">= </text:span><text:span text:style-name="T6">直前のマスの結果 </text:span><text:span text:style-name="T4">+ </text:span><text:span text:style-name="T6">今のコスト」</text:span><text:span text:style-name="T5"> という漸化式（キャッシュ）だと捉えれば</text:span><text:span text:style-name="T3">OK</text:span><text:span text:style-name="T5">です。</text:span></text:p>
        </text:list-item>
      </text:list>
      <text:p text:style-name="P9">C++</text:p>
      <text:p text:style-name="P12"><text:span text:style-name="Source_20_Text"><text:span text:style-name="T3">// </text:span></text:span><text:span text:style-name="Source_20_Text"><text:span text:style-name="T5">例</text:span></text:span><text:span text:style-name="Source_20_Text"><text:span text:style-name="T3">: </text:span></text:span><text:span text:style-name="Source_20_Text"><text:span text:style-name="T5">階段を</text:span></text:span><text:span text:style-name="Source_20_Text"><text:span text:style-name="T3">1</text:span></text:span><text:span text:style-name="Source_20_Text"><text:span text:style-name="T5">段か</text:span></text:span><text:span text:style-name="Source_20_Text"><text:span text:style-name="T3">2</text:span></text:span><text:span text:style-name="Source_20_Text"><text:span text:style-name="T5">段登れる。コストを最小にして頂上へ。</text:span></text:span></text:p>
      <text:p text:style-name="P12"><text:span text:style-name="Source_20_Text"><text:span text:style-name="T3">int n = cost.size();</text:span></text:span></text:p>
      <text:p text:style-name="P12"><text:span text:style-name="Source_20_Text"><text:span text:style-name="T3">vector&lt;ll&gt; dp(n + 1, INF);</text:span></text:span></text:p>
      <text:p text:style-name="P12"/>
      <text:p text:style-name="P12"><text:span text:style-name="Source_20_Text"><text:span text:style-name="T3">dp[0] = 0; // </text:span></text:span><text:span text:style-name="Source_20_Text"><text:span text:style-name="T5">スタート地点</text:span></text:span></text:p>
      <text:p text:style-name="P12"><text:span text:style-name="Source_20_Text"><text:span text:style-name="T3">dp[1] = cost[0];</text:span></text:span></text:p>
      <text:p text:style-name="P12"/>
      <text:p text:style-name="P12"><text:span text:style-name="Source_20_Text"><text:span text:style-name="T3">for (int i = 2; i &lt;= n; ++i) {</text:span></text:span></text:p>
      <text:p text:style-name="P12"><text:span text:style-name="Source_20_Text"><text:s text:c="4"/></text:span><text:span text:style-name="Source_20_Text"><text:span text:style-name="T3">// 1</text:span></text:span><text:span text:style-name="Source_20_Text"><text:span text:style-name="T5">歩前から来た場合 </text:span></text:span><text:span text:style-name="Source_20_Text"><text:span text:style-name="T3">vs 2</text:span></text:span><text:span text:style-name="Source_20_Text"><text:span text:style-name="T5">歩前から来た場合 の安い方を選ぶ</text:span></text:span></text:p>
      <text:p text:style-name="P12"><text:span text:style-name="Source_20_Text"><text:s text:c="4"/></text:span><text:span text:style-name="Source_20_Text"><text:span text:style-name="T3">dp[i] = min(dp[i - 1] + cost[i - 1], dp[i - 2] + cost[i - 2]);</text:span></text:span></text:p>
      <text:p text:style-name="P12"><text:span text:style-name="Source_20_Text"><text:span text:style-name="T3">}</text:span></text:span></text:p>
      <text:p text:style-name="P12"><text:span text:style-name="Source_20_Text"><text:span text:style-name="T3">// dp[n] </text:span></text:span><text:span text:style-name="Source_20_Text"><text:span text:style-name="T5">が答え</text:span></text:span></text:p>
      <text:p text:style-name="Horizontal_20_Line"/>
      <text:h text:style-name="P13" text:outline-level="3"><text:span text:style-name="T1">5. </text:span><text:span text:style-name="T2">数学系ユーティリティ </text:span><text:span text:style-name="T1">(GCD/LCM)</text:span></text:h>
      <text:p text:style-name="P10">【出題確率：低〜中】</text:p>
      <text:p text:style-name="P10">「周期」や「公倍数」を問う問題。</text:p>
      <text:list xml:id="list8929833086823269436" text:style-name="L5">
        <text:list-item>
          <text:p text:style-name="P7"><text:span text:style-name="T6">ゲーム的実務</text:span><text:span text:style-name="T4">:</text:span><text:span text:style-name="T3"> </text:span><text:span text:style-name="T5">異なるフレームレートのアニメーション同期、グリッドのタイリング。</text:span></text:p>
        </text:list-item>
        <text:list-item>
          <text:p text:style-name="P7"><text:span text:style-name="T4">TD</text:span><text:span text:style-name="T6">のポイント</text:span><text:span text:style-name="T4">:</text:span><text:span text:style-name="T3"> C++17</text:span><text:span text:style-name="T5">以降なら </text:span><text:span text:style-name="Source_20_Text"><text:span text:style-name="T3">std::gcd</text:span></text:span><text:span text:style-name="T3"> (</text:span><text:span text:style-name="T5">最大公約数</text:span><text:span text:style-name="T3">) </text:span><text:span text:style-name="T5">と </text:span><text:span text:style-name="Source_20_Text"><text:span text:style-name="T3">std::lcm</text:span></text:span><text:span text:style-name="T3"> (</text:span><text:span text:style-name="T5">最小公倍数</text:span><text:span text:style-name="T3">) </text:span><text:span text:style-name="T5">が標準ライブラリにあります。自作する必要はありません。</text:span></text:p>
        </text:list-item>
      </text:list>
      <text:p text:style-name="P9">C++</text:p>
      <text:p text:style-name="P12"><text:span text:style-name="Source_20_Text"><text:span text:style-name="T3">#include &lt;numeric&gt; // </text:span></text:span><text:span text:style-name="Source_20_Text"><text:span text:style-name="T5">必須</text:span></text:span></text:p>
      <text:p text:style-name="P12"/>
      <text:p text:style-name="P12"><text:span text:style-name="Source_20_Text"><text:span text:style-name="T3">// C++17</text:span></text:span><text:span text:style-name="Source_20_Text"><text:span text:style-name="T5">以上 </text:span></text:span><text:span text:style-name="Source_20_Text"><text:span text:style-name="T3">(Codility/Track</text:span></text:span><text:span text:style-name="Source_20_Text"><text:span text:style-name="T5">は対応していることが多い</text:span></text:span><text:span text:style-name="Source_20_Text"><text:span text:style-name="T3">)</text:span></text:span></text:p>
      <text:p text:style-name="P12"><text:span text:style-name="Source_20_Text"><text:span text:style-name="T3">ll g = std::gcd(12, 18); // 6</text:span></text:span></text:p>
      <text:p text:style-name="P12"><text:span text:style-name="Source_20_Text"><text:span text:style-name="T3">ll l = std::lcm(12, 18); // 36</text:span></text:span></text:p>
      <text:p text:style-name="P12"/>
      <text:p text:style-name="P12"><text:span text:style-name="Source_20_Text"><text:span text:style-name="T3">// C++14</text:span></text:span><text:span text:style-name="Source_20_Text"><text:span text:style-name="T5">以前の場合の</text:span></text:span><text:span text:style-name="Source_20_Text"><text:span text:style-name="T3">GCD</text:span></text:span><text:span text:style-name="Source_20_Text"><text:span text:style-name="T5">関数 </text:span></text:span><text:span text:style-name="Source_20_Text"><text:span text:style-name="T3">(</text:span></text:span><text:span text:style-name="Source_20_Text"><text:span text:style-name="T5">念のため</text:span></text:span><text:span text:style-name="Source_20_Text"><text:span text:style-name="T3">)</text:span></text:span></text:p>
      <text:p text:style-name="P12"><text:span text:style-name="Source_20_Text"><text:span text:style-name="T3">ll my_gcd(ll a, ll b) { return b == 0 ? a : my_gcd(b, a % b); }</text:span></text:span></text:p>
      <text:p text:style-name="Horizontal_20_Line"/>
      <text:h text:style-name="P13" text:outline-level="3"><text:span text:style-name="T1">?</text:span><text:span text:style-name="T2">￯ﾸﾏ 検索・分析結果の総括</text:span></text:h>
      <text:p text:style-name="P2"><text:span text:style-name="T5">私がリサーチした結果、</text:span><text:span text:style-name="T3">TD</text:span><text:span text:style-name="T5">やシニアエンジニア向けのコーディングテストで、これら（累積和・尺取り法・</text:span><text:span text:style-name="T3">BFS</text:span><text:span text:style-name="T5">・ソート・</text:span><text:span text:style-name="T3">PQ</text:span><text:span text:style-name="T5">・基礎</text:span><text:span text:style-name="T3">DP</text:span><text:span text:style-name="T5">）以外の、例えば「グラフの閉路検出（</text:span><text:span text:style-name="T3">Union-Find</text:span><text:span text:style-name="T5">）」や「セグメント木」といった高度なデータ構造が出題されるケースは、</text:span><text:span text:style-name="T6">競技プログラミング枠でない限り稀</text:span><text:span text:style-name="T5">です。</text:span></text:p>
      <text:p text:style-name="P2"><text:span text:style-name="T6">戦略的アドバイス</text:span><text:span text:style-name="T4">:</text:span></text:p>
      <text:list xml:id="list9214293432710146302" text:style-name="L6">
        <text:list-item>
          <text:p text:style-name="P8"><text:span text:style-name="T6">優先度</text:span><text:span text:style-name="T4">:</text:span><text:span text:style-name="T3"> </text:span><text:span text:style-name="T5">まずは</text:span><text:span text:style-name="T3">**</text:span><text:span text:style-name="T5">「入力周り」</text:span><text:span text:style-name="T6">と</text:span><text:span text:style-name="T5">「累積和</text:span><text:span text:style-name="T3">/Map</text:span><text:span text:style-name="T5">」</text:span><text:span text:style-name="T3">**</text:span><text:span text:style-name="T5">を完璧に。</text:span></text:p>
        </text:list-item>
        <text:list-item>
          <text:p text:style-name="P8"><text:span text:style-name="T6">次に</text:span><text:span text:style-name="T4">:</text:span><text:span text:style-name="T3"> </text:span><text:span text:style-name="T5">上記の</text:span><text:span text:style-name="T3">**</text:span><text:span text:style-name="T5">「</text:span><text:span text:style-name="T3">BFS</text:span><text:span text:style-name="T5">（グリッド探索）」</text:span><text:span text:style-name="T6">と</text:span><text:span text:style-name="T5">「ソート」</text:span><text:span text:style-name="T3">**</text:span><text:span text:style-name="T5">のテンプレートをコピペできるようにしておく。</text:span></text:p>
        </text:list-item>
        <text:list-item>
          <text:p text:style-name="P8"><text:soft-page-break/><text:span text:style-name="T6">捨て問</text:span><text:span text:style-name="T4">:</text:span><text:span text:style-name="T3"> </text:span><text:span text:style-name="T5">もし「</text:span><text:span text:style-name="T3">DP</text:span><text:span text:style-name="T5">の超難問」や「幾何学の複雑な計算」が出たら、それは他の候補者も解けません。部分点狙いで</text:span><text:span text:style-name="T3">OK</text:span><text:span text:style-name="T5">です。</text:span></text:p>
        </text:list-item>
      </text:list>
      <text:p text:style-name="P1">これで、「出そうな問題」への武器はほぼ全て揃いました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ＭＳ Ｐ明朝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ＭＳ Ｐゴシック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1S</meta:editing-duration>
    <meta:editing-cycles>3</meta:editing-cycles>
    <meta:generator>OpenOffice/4.1.15$Win32 OpenOffice.org_project/4115m2$Build-9813</meta:generator>
    <dc:date>2025-12-07T14:15:05.87</dc:date>
    <meta:document-statistic meta:table-count="0" meta:image-count="0" meta:object-count="0" meta:page-count="4" meta:paragraph-count="101" meta:word-count="1654" meta:character-count="3097"/>
    <dc:creator>miyawaki hidenori</dc:creator>
    <meta:user-defined meta:name="Info 1"/>
    <meta:user-defined meta:name="Info 2"/>
    <meta:user-defined meta:name="Info 3"/>
    <meta:user-defined meta:name="Info 4"/>
  </office:meta>
</office:document-meta>
</file>